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>
      <style:paragraph-properties fo:break-before="page"/>
    </style:style>
    <style:style style:name="P17" style:family="paragraph" style:parent-style-name="Preformatted_20_Text">
      <style:paragraph-properties style:writing-mode="lr-tb"/>
    </style:style>
    <style:style style:name="P18" style:family="paragraph" style:parent-style-name="Preformatted_20_Text">
      <style:paragraph-properties fo:margin-top="0in" fo:margin-bottom="0.1965in" style:writing-mode="lr-tb"/>
    </style:style>
    <style:style style:name="P19" style:family="paragraph" style:parent-style-name="Preformatted_20_Text">
      <style:paragraph-properties fo:margin-top="0in" fo:margin-bottom="0.1965in" fo:break-before="page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uide d'installation de l'environnement de développement pour nRF52 DK</text:h>
      <text:p text:style-name="Horizontal_20_Line"/>
      <text:h text:style-name="Heading_20_2" text:outline-level="2">Sujet de stage</text:h>
      <text:p text:style-name="Text_20_body"><text:span text:style-name="Strong_20_Emphasis">Fabrice Formosa</text:span></text:p>
      <text:p text:style-name="Text_20_body">Dans le cadre de ton stage, voici une mission que nous pourrions te confier :</text:p>
      <text:list xml:id="list6408775976854521926" text:style-name="L1">
        <text:list-item>
          <text:p text:style-name="P1">Réaliser une preuve de concept sur un kit de développement Nordic nRF52 DK.</text:p>
        </text:list-item>
        <text:list-item>
          <text:p text:style-name="P1">Mettre en place l'environnement de développement (nRF SDK, IDE, chaîne de compilation, etc.).</text:p>
        </text:list-item>
        <text:list-item>
          <text:p text:style-name="P1">Envoyer une trame Bluetooth BLE depuis la board.</text:p>
        </text:list-item>
        <text:list-item>
          <text:p text:style-name="P1">Récupérer un état depuis un interrupteur TOR 24V (DB25) derrière un optocoupleur.</text:p>
        </text:list-item>
        <text:list-item>
          <text:p text:style-name="P1">Lire et écrire depuis un port série (DB9).</text:p>
        </text:list-item>
        <text:list-item>
          <text:p text:style-name="P1">Communiquer ces états selon un protocole maison.</text:p>
        </text:list-item>
        <text:list-item>
          <text:p text:style-name="P1">Rédiger la documentation du processus.</text:p>
        </text:list-item>
      </text:list>
      <text:p text:style-name="Text_20_body">Pour cela, tu disposeras d’un kit nRF52 DK, breadboards, câblage, optocoupleur, alimentation de labo, interrupteurs, et une tablette pour communiquer en Bluetooth BLE.</text:p>
      <text:p text:style-name="Text_20_body">La programmation pourra se faire en C ou C++. Le nRF Connect SDK s’intègre avec l’IDE VSCode.</text:p>
      <text:p text:style-name="Text_20_body">Quelques liens utiles :</text:p>
      <text:list xml:id="list7919556492484060921" text:style-name="L2">
        <text:list-item>
          <text:p text:style-name="P2"><text:a xlink:type="simple" xlink:href="https://docs.nordicsemi.com/bundle/ncs-latest/page/nrf/installation/install_ncs.html" office:target-frame-name="_new" xlink:show="replace" text:style-name="Internet_20_link" text:visited-style-name="Visited_20_Internet_20_Link">https://docs.nordicsemi.com/bundle/ncs-latest/page/nrf/installation/install_ncs.html</text:a></text:p>
        </text:list-item>
        <text:list-item>
          <text:p text:style-name="P2"><text:a xlink:type="simple" xlink:href="https://docs.nordicsemi.com/bundle/ug_nrf52832_dk/page/UG/dk/intro.html" office:target-frame-name="_new" xlink:show="replace" text:style-name="Internet_20_link" text:visited-style-name="Visited_20_Internet_20_Link">https://docs.nordicsemi.com/bundle/ug_nrf52832_dk/page/UG/dk/intro.html</text:a></text:p>
        </text:list-item>
        <text:list-item>
          <text:p text:style-name="P2"><text:a xlink:type="simple" xlink:href="https://code.visualstudio.com/download" office:target-frame-name="_new" xlink:show="replace" text:style-name="Internet_20_link" text:visited-style-name="Visited_20_Internet_20_Link">https://code.visualstudio.com/download</text:a></text:p>
        </text:list-item>
      </text:list>
      <text:p text:style-name="Horizontal_20_Line"/>
      <text:p text:style-name="P16"/>
      <text:h text:style-name="Heading_20_2" text:outline-level="2">Synoptique Fonctionnel Simplifié</text:h>
      <text:p text:style-name="Text_20_body"/>
      <text:p text:style-name="P17"><text:tab/><text:tab/><text:tab/><text:tab/><text:tab/><text:tab/><text:tab/><text:tab/><text:span text:style-name="T1"><text:tab/></text:span><text:span text:style-name="Source_20_Text"><text:span text:style-name="T2">+-------------------+</text:span></text:span></text:p>
      <text:p text:style-name="P17"><text:span text:style-name="Source_20_Text"><text:span text:style-name="T2"><text:tab/><text:tab/><text:tab/><text:tab/><text:tab/><text:tab/><text:tab/><text:tab/><text:tab/>| <text:s text:c="4"/>hterm <text:s text:c="8"/></text:span></text:span><text:span text:style-name="Source_20_Text"><text:span text:style-name="T2">|</text:span></text:span><text:span text:style-name="Source_20_Text"><text:span text:style-name="T2"> </text:span></text:span></text:p>
      <text:p text:style-name="P17"><text:span text:style-name="Source_20_Text"><text:span text:style-name="T3"><text:tab/><text:tab/><text:tab/><text:tab/><text:tab/><text:tab/><text:tab/><text:tab/></text:span></text:span><text:span text:style-name="Source_20_Text"><text:span text:style-name="T2">+</text:span></text:span><text:span text:style-name="Source_20_Text"><text:span text:style-name="T3">----<text:tab/>| (Terminal série) <text:s/>|</text:span></text:span></text:p>
      <text:p text:style-name="P17"><text:span text:style-name="Source_20_Text"><text:span text:style-name="T3"><text:tab/><text:tab/><text:tab/><text:tab/><text:tab/><text:tab/><text:tab/><text:tab/></text:span></text:span><text:span text:style-name="Source_20_Text"><text:span text:style-name="T2">|</text:span></text:span><text:span text:style-name="Source_20_Text"><text:span text:style-name="T3"><text:tab/></text:span></text:span><text:span text:style-name="Source_20_Text"><text:span text:style-name="T2">| Tests Trames RFC <text:s/>|</text:span></text:span><text:span text:style-name="Source_20_Text"><text:span text:style-name="T3"><text:tab/></text:span></text:span></text:p>
      <text:p text:style-name="P17"><text:span text:style-name="Source_20_Text"><text:span text:style-name="T2"><text:tab/><text:tab/><text:tab/><text:tab/><text:tab/><text:tab/><text:tab/><text:tab/>|<text:tab/>+-------------------+</text:span></text:span></text:p>
      <text:p text:style-name="P17"><text:span text:style-name="Source_20_Text"><text:span text:style-name="T3"><text:tab/><text:tab/><text:tab/><text:tab/><text:tab/><text:tab/><text:tab/><text:tab/></text:span></text:span><text:span text:style-name="Source_20_Text"><text:span text:style-name="T2">|</text:span></text:span></text:p>
      <text:p text:style-name="P17"><text:span text:style-name="Source_20_Text"><text:span text:style-name="T2"><text:tab/><text:tab/><text:tab/><text:tab/><text:tab/><text:tab/><text:tab/><text:tab/>|</text:span></text:span></text:p>
      <text:p text:style-name="P17"><text:span text:style-name="Source_20_Text"><text:span text:style-name="T2"><text:tab/><text:tab/><text:tab/><text:tab/><text:tab/><text:tab/><text:tab/><text:tab/>|</text:span></text:span></text:p>
      <text:p text:style-name="P17"><text:span text:style-name="Source_20_Text">+-----------------+ <text:s text:c="9"/>UART RS232 RFC <text:s text:c="3"/></text:span><text:span text:style-name="Source_20_Text"><text:span text:style-name="T2">|</text:span></text:span><text:span text:style-name="Source_20_Text"> <text:s text:c="4"/>+----------------+</text:span></text:p>
      <text:p text:style-name="P17"><text:span text:style-name="Source_20_Text">| <text:s text:c="16"/>| &lt;--------------------------</text:span><text:span text:style-name="Source_20_Text"><text:span text:style-name="T2">+</text:span></text:span><text:span text:style-name="Source_20_Text">---&gt; | <text:s text:c="15"/>|</text:span></text:p>
      <text:p text:style-name="P17"><text:span text:style-name="Source_20_Text">| <text:s/>Carte nRF52 DK | <text:s text:c="33"/>| Port Série DB9 |</text:span></text:p>
      <text:p text:style-name="P17"><text:span text:style-name="Source_20_Text">| <text:s/>(nRF52832) <text:s text:c="4"/>| <text:s text:c="33"/>| <text:s/>(PC, autre) <text:s text:c="2"/>|</text:span></text:p>
      <text:p text:style-name="P17"><text:span text:style-name="Source_20_Text">| <text:s text:c="16"/>| <text:s text:c="33"/>| <text:s text:c="15"/>|</text:span></text:p>
      <text:p text:style-name="P17"><text:span text:style-name="Source_20_Text">| <text:s text:c="3"/>+--------+ <text:s text:c="2"/>| <text:s text:c="33"/>+----------------+</text:span></text:p>
      <text:p text:style-name="P17"><text:span text:style-name="Source_20_Text">| <text:s text:c="3"/>| BLE <text:s text:c="3"/>| <text:s text:c="2"/>|</text:span></text:p>
      <text:p text:style-name="P17"><text:span text:style-name="Source_20_Text">| <text:s text:c="3"/>| (BLE) <text:s/>|&lt;---------------&gt; <text:s/>Communication Bluetooth BLE</text:span></text:p>
      <text:p text:style-name="P17"><text:span text:style-name="Source_20_Text">| <text:s text:c="3"/>+--------+ <text:s text:c="2"/>| <text:s text:c="2"/><text:tab/><text:tab/><text:tab/>(vers tablette Android)</text:span></text:p>
      <text:p text:style-name="P17"><text:span text:style-name="Source_20_Text">| <text:s text:c="16"/></text:span><text:span text:style-name="Source_20_Text">|</text:span><text:span text:style-name="Source_20_Text"> </text:span></text:p>
      <text:p text:style-name="P17"><text:span text:style-name="Source_20_Text">| <text:s text:c="16"/>|<text:tab/><text:tab/><text:tab/>+--------------------+ <text:s/></text:span></text:p>
      <text:p text:style-name="P17"><text:span text:style-name="Source_20_Text">| <text:s text:c="2"/>GPIO &lt;--------|----------------<text:tab/>| Carte Optocoupleur |</text:span></text:p>
      <text:p text:style-name="P17"><text:span text:style-name="Source_20_Text">| <text:s text:c="16"/>|<text:tab/><text:tab/><text:tab/>| Entrée DB25 <text:s text:c="7"/>| <text:s text:c="9"/></text:span></text:p>
      <text:p text:style-name="P17"><text:span text:style-name="Source_20_Text">+-------</text:span><text:span text:style-name="Source_20_Text">+</text:span><text:span text:style-name="Source_20_Text">---------+<text:tab/><text:tab/><text:tab/>| (Interrupteurs <text:s text:c="4"/>| <text:s text:c="9"/></text:span></text:p>
      <text:p text:style-name="P17"><text:span text:style-name="Source_20_Text"><text:s text:c="8"/>| <text:s text:c="7"/><text:tab/><text:tab/> <text:s text:c="5"/><text:tab/>| <text:s/>TOR 24V) <text:s text:c="9"/>| <text:s text:c="11"/></text:span></text:p>
      <text:p text:style-name="P17"><text:span text:style-name="Source_20_Text"><text:s text:c="8"/>|<text:tab/><text:tab/><text:tab/><text:tab/><text:tab/>+--------------------+</text:span></text:p>
      <text:p text:style-name="P17"><text:span text:style-name="Source_20_Text"><text:s text:c="8"/></text:span><text:span text:style-name="Source_20_Text">|</text:span></text:p>
      <text:p text:style-name="P17"><text:span text:style-name="Source_20_Text"><text:tab/> <text:s/>|</text:span></text:p>
      <text:p text:style-name="P17"><text:span text:style-name="Source_20_Text"><text:tab/> <text:s/>v</text:span></text:p>
      <text:p text:style-name="P17"><text:span text:style-name="Source_20_Text">+--------------------------+</text:span></text:p>
      <text:p text:style-name="P17"><text:span text:style-name="Source_20_Text">| <text:s text:c="2"/>J-Link RTT Viewer <text:s text:c="5"/>|</text:span></text:p>
      <text:p text:style-name="P17"><text:span text:style-name="Source_20_Text">| <text:s text:c="2"/>(Debug RTT via USB) <text:s text:c="3"/>|</text:span></text:p>
      <text:p text:style-name="P17"><text:span text:style-name="Source_20_Text">+--------------------------+</text:span></text:p>
      <text:p text:style-name="P17"><text:span text:style-name="Source_20_Text"/></text:p>
      <text:p text:style-name="P17"><text:span text:style-name="Source_20_Text"/></text:p>
      <text:p text:style-name="P18"><text:span text:style-name="Source_20_Text"/></text:p>
      <text:p text:style-name="Horizontal_20_Line"/>
      <text:p text:style-name="P16"/>
      <text:h text:style-name="Heading_20_2" text:outline-level="2">Guide d'installation</text:h>
      <text:h text:style-name="Heading_20_3" text:outline-level="3">1. Pré-requis matériels</text:h>
      <text:list xml:id="list8167319692474612408" text:style-name="L3">
        <text:list-item>
          <text:p text:style-name="P3">Carte Nordic nRF52 DK (ex : nRF52832-DK)</text:p>
        </text:list-item>
        <text:list-item>
          <text:p text:style-name="P3">Câble USB pour flash/debug (J-Link intégré)</text:p>
        </text:list-item>
        <text:list-item>
          <text:p text:style-name="P3">PC sous Windows (ou Linux/Mac avec adaptations)</text:p>
        </text:list-item>
      </text:list>
      <text:h text:style-name="Heading_20_3" text:outline-level="3">2. Installation des outils logiciels</text:h>
      <text:h text:style-name="Heading_20_4" text:outline-level="4">2.1 Installer Python 3</text:h>
      <text:p text:style-name="Text_20_body">Télécharger et installer depuis :<text:line-break/><text:a xlink:type="simple" xlink:href="https://www.python.org/downloads/" office:target-frame-name="_new" xlink:show="replace" text:style-name="Internet_20_link" text:visited-style-name="Visited_20_Internet_20_Link">https://www.python.org/downloads/</text:a><text:line-break/><text:span text:style-name="Emphasis">Important</text:span> : Cocher « Add Python to PATH » lors de l’installation.</text:p>
      <text:h text:style-name="Heading_20_4" text:outline-level="4">2.2 Installer Visual Studio Code</text:h>
      <text:p text:style-name="Text_20_body">Télécharger et installer depuis :<text:line-break/><text:a xlink:type="simple" xlink:href="https://code.visualstudio.com/" office:target-frame-name="_new" xlink:show="replace" text:style-name="Internet_20_link" text:visited-style-name="Visited_20_Internet_20_Link">https://code.visualstudio.com/</text:a><text:line-break/>Extensions recommandées :</text:p>
      <text:list xml:id="list3026092264927061884" text:style-name="L4">
        <text:list-item>
          <text:p text:style-name="P4">C/C++</text:p>
        </text:list-item>
        <text:list-item>
          <text:p text:style-name="P4">Cortex-Debug</text:p>
        </text:list-item>
        <text:list-item>
          <text:p text:style-name="P4">Zephyr (optionnel)</text:p>
        </text:list-item>
      </text:list>
      <text:h text:style-name="Heading_20_4" text:outline-level="4">2.3 Installer Zephyr SDK et outils</text:h>
      <text:list xml:id="list2575432002733063672" text:style-name="L5">
        <text:list-item>
          <text:p text:style-name="P5">Installer Zephyr SDK : <text:a xlink:type="simple" xlink:href="https://docs.zephyrproject.org/latest/" office:target-frame-name="_new" xlink:show="replace" text:style-name="Internet_20_link" text:visited-style-name="Visited_20_Internet_20_Link">https://docs.zephyrproject.org/latest/</text:a></text:p>
        </text:list-item>
        <text:list-item>
          <text:p text:style-name="P5">Installer <text:span text:style-name="Source_20_Text">west</text:span> (gestionnaire de projets) :</text:p>
        </text:list-item>
      </text:list>
      <text:p text:style-name="P18"><text:span text:style-name="Source_20_Text"><text:tab/>pip install west</text:span></text:p>
      <text:list xml:id="list4664920168002433906" text:style-name="L6">
        <text:list-item>
          <text:p text:style-name="P6">Initialiser le projet Zephyr :</text:p>
        </text:list-item>
      </text:list>
      <text:p text:style-name="P17"><text:span text:style-name="Source_20_Text"><text:tab/>west init zephyrproject</text:span></text:p>
      <text:p text:style-name="P17"><text:span text:style-name="Source_20_Text"><text:tab/>cd zephyrproject</text:span></text:p>
      <text:p text:style-name="P17"><text:span text:style-name="Source_20_Text"><text:tab/>west update</text:span></text:p>
      <text:p text:style-name="P18"><text:span text:style-name="Source_20_Text"><text:tab/>west zephyr-export</text:span></text:p>
      <text:h text:style-name="Heading_20_4" text:outline-level="4">2.4 Installer J-Link Software</text:h>
      <text:p text:style-name="Text_20_body">Télécharger et installer depuis :<text:line-break/><text:a xlink:type="simple" xlink:href="https://www.segger.com/downloads/jlink/" office:target-frame-name="_new" xlink:show="replace" text:style-name="Internet_20_link" text:visited-style-name="Visited_20_Internet_20_Link">https://www.segger.com/downloads/jlink/</text:a></text:p>
      <text:h text:style-name="Heading_20_4" text:outline-level="4">2.5 (Optionnel) Installer LaTeX</text:h>
      <text:p text:style-name="Text_20_body">Pour générer la documentation PDF (exemple : MiKTeX)<text:line-break/><text:a xlink:type="simple" xlink:href="https://miktex.org/download" office:target-frame-name="_new" xlink:show="replace" text:style-name="Internet_20_link" text:visited-style-name="Visited_20_Internet_20_Link">https://miktex.org/download</text:a></text:p>
      <text:h text:style-name="Heading_20_4" text:outline-level="4"><text:soft-page-break/>2.6 Installer Doxygen</text:h>
      <text:p text:style-name="Text_20_body">Pour générer la documentation HTML<text:line-break/><text:a xlink:type="simple" xlink:href="http://www.doxygen.nl/download.html" office:target-frame-name="_new" xlink:show="replace" text:style-name="Internet_20_link" text:visited-style-name="Visited_20_Internet_20_Link">http://www.doxygen.nl/download.html</text:a></text:p>
      <text:h text:style-name="Heading_20_3" text:outline-level="3">3. Compilation du projet</text:h>
      <text:list xml:id="list5514035379702302656" text:style-name="L7">
        <text:list-item>
          <text:p text:style-name="P7">Ouvrir un terminal dans le dossier du projet</text:p>
        </text:list-item>
        <text:list-item>
          <text:p text:style-name="P7">Lancer la compilation simple :</text:p>
        </text:list-item>
      </text:list>
      <text:p text:style-name="P18"><text:span text:style-name="Source_20_Text"><text:tab/>west build -b nrf52dk/nrf52832</text:span></text:p>
      <text:list xml:id="list5202689120624608089" text:style-name="L8">
        <text:list-item>
          <text:p text:style-name="P8">Ou pour un build propre (nettoyage complet) :</text:p>
        </text:list-item>
      </text:list>
      <text:p text:style-name="P18"><text:span text:style-name="Source_20_Text"><text:tab/>west build -b nrf52dk/nrf52832 --pristine</text:span></text:p>
      <text:h text:style-name="Heading_20_3" text:outline-level="3">4. Flashage de la carte</text:h>
      <text:list xml:id="list6365655386082954954" text:style-name="L9">
        <text:list-item>
          <text:p text:style-name="P9">Connecter la carte en USB</text:p>
        </text:list-item>
        <text:list-item>
          <text:p text:style-name="P9">Pour flasher avec <text:span text:style-name="Source_20_Text">west</text:span> en utilisant <text:span text:style-name="Source_20_Text">nrfjprog</text:span> :</text:p>
        </text:list-item>
      </text:list>
      <text:p text:style-name="P18"><text:span text:style-name="Source_20_Text"><text:tab/>west flash -d build --runner nrfjprog</text:span></text:p>
      <text:list xml:id="list7731680259648430192" text:style-name="L10">
        <text:list-item>
          <text:p text:style-name="P10">Ou commande classique si config par défaut :</text:p>
        </text:list-item>
      </text:list>
      <text:p text:style-name="P18"><text:span text:style-name="Source_20_Text"><text:tab/>west flash</text:span></text:p>
      <text:h text:style-name="Heading_20_3" text:outline-level="3">5. Commande de récupération (Recovery)</text:h>
      <text:p text:style-name="Text_20_body">Si la carte est bloquée ou ne répond plus, utiliser la commande suivante pour la réinitialiser :</text:p>
      <text:p text:style-name="P18"><text:span text:style-name="Source_20_Text">nrfjprog --recover -f NRF52 --snr &lt;NUMERO_DE_SERIE&gt;</text:span></text:p>
      <text:p text:style-name="Text_20_body">Exemple avec un numéro de série :</text:p>
      <text:p text:style-name="P18"><text:span text:style-name="Source_20_Text">nrfjprog --recover -f NRF52 --snr 1050374723</text:span></text:p>
      <text:h text:style-name="Heading_20_3" text:outline-level="3">6. Debug RTT avec J-Link RTT Viewer</text:h>
      <text:list xml:id="list8879117119313248142" text:style-name="L11">
        <text:list-item>
          <text:p text:style-name="P11">Ouvrir J-Link RTT Viewer</text:p>
        </text:list-item>
        <text:list-item>
          <text:p text:style-name="P11">Sélectionner le device : nRF52832_xxAA</text:p>
        </text:list-item>
        <text:list-item>
          <text:p text:style-name="P11">Lancer la session RTT</text:p>
        </text:list-item>
      </text:list>
      <text:h text:style-name="Heading_20_3" text:outline-level="3">7. Génération de documentation avec Doxygen</text:h>
      <text:list xml:id="list2543339328838187650" text:style-name="L12">
        <text:list-item>
          <text:p text:style-name="P12">Générer un fichier Doxyfile :</text:p>
        </text:list-item>
      </text:list>
      <text:p text:style-name="P18"><text:span text:style-name="Source_20_Text">doxygen -g</text:span></text:p>
      <text:list xml:id="list744563931686117274" text:style-name="L13">
        <text:list-item>
          <text:p text:style-name="P13">Modifier le fichier Doxyfile :</text:p>
        </text:list-item>
      </text:list>
      <text:p text:style-name="P17"><text:span text:style-name="Source_20_Text">GENERATE_HTML = YES</text:span></text:p>
      <text:p text:style-name="P18"><text:span text:style-name="Source_20_Text">GENERATE_LATEX = NO</text:span></text:p>
      <text:p text:style-name="P19"><text:span text:style-name="Source_20_Text"/></text:p>
      <text:list xml:id="list3723410610611168706" text:style-name="L14">
        <text:list-item>
          <text:p text:style-name="P14">Générer la documentation HTML :</text:p>
        </text:list-item>
      </text:list>
      <text:p text:style-name="P18"><text:span text:style-name="Source_20_Text"><text:tab/>doxygen Doxyfile</text:span></text:p>
      <text:list xml:id="list2633685649959200241" text:style-name="L15">
        <text:list-item>
          <text:p text:style-name="P15">Ouvrir la documentation dans le navigateur :</text:p>
        </text:list-item>
      </text:list>
      <text:p text:style-name="P18"><text:span text:style-name="Source_20_Text"><text:tab/>start .\html\index.htm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40S</meta:editing-duration>
    <meta:editing-cycles>5</meta:editing-cycles>
    <meta:generator>OpenOffice/4.1.14$Win32 OpenOffice.org_project/4114m1$Build-9811</meta:generator>
    <dc:date>2025-05-29T14:08:02.61</dc:date>
    <dc:creator>Fabrice Formosa</dc:creator>
    <meta:document-statistic meta:table-count="0" meta:image-count="0" meta:object-count="0" meta:page-count="5" meta:paragraph-count="108" meta:word-count="624" meta:character-count="4468"/>
    <meta:user-defined meta:name="Info 1"/>
    <meta:user-defined meta:name="Info 2"/>
    <meta:user-defined meta:name="Info 3"/>
    <meta:user-defined meta:name="Info 4"/>
  </office:meta>
</office:document-meta>
</file>